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6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text-properties officeooo:paragraph-rsid="0014b787"/>
    </style:style>
    <style:style style:name="P9" style:family="paragraph" style:parent-style-name="Preformatted_20_Text">
      <style:text-properties fo:font-weight="bold" officeooo:paragraph-rsid="0021d155" style:font-weight-asian="bold" style:font-weight-complex="bold"/>
    </style:style>
    <style:style style:name="P10" style:family="paragraph" style:parent-style-name="Preformatted_20_Text">
      <style:text-properties fo:font-weight="bold" officeooo:paragraph-rsid="0022e60a" style:font-weight-asian="bold" style:font-weight-complex="bold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69fb" style:font-weight-asian="bold" style:font-weight-complex="bold"/>
    </style:style>
    <style:style style:name="T6" style:family="text">
      <style:text-properties fo:font-weight="bold" officeooo:rsid="001e4b74" style:font-weight-asian="bold" style:font-weight-complex="bold"/>
    </style:style>
    <style:style style:name="T7" style:family="text">
      <style:text-properties fo:font-weight="bold" officeooo:rsid="0021d155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1a69fb"/>
    </style:style>
    <style:style style:name="T11" style:family="text">
      <style:text-properties officeooo:rsid="001d3769"/>
    </style:style>
    <style:style style:name="T12" style:family="text">
      <style:text-properties officeooo:rsid="0021d155"/>
    </style:style>
    <style:style style:name="T13" style:family="text">
      <style:text-properties officeooo:rsid="0022e6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Minivan Dvorak keymap</text:h>
      <text:p text:style-name="P7"><text:span text:style-name="T9">_LTR</text:span><text:span text:style-name="T8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4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5"><text:span text:style-name="T4">_NSY</text:span> (Numbers and SYmbols)</text:p>
      <text:p text:style-name="Preformatted_20_Text"><text:s text:c="4"/><text:span text:style-name="T4"><text:s/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7"><text:span text:style-name="T9">_FUN</text:span><text:span text:style-name="T8"> (F-keys, Layer access, Set BASE key direction)</text:span></text:p>
      <text:p text:style-name="P3"><text:s text:c="5"/>BASE: NUMS: FUN<text:span text:style-name="T11">&lt;</text:span> <text:s/>_MOV <text:s/>_RAR <text:s/>_REV <text:s/><text:span text:style-name="T1">|</text:span> ACCE: DRAW: xxx <text:s text:c="2"/>xxx <text:s text:c="2"/>xxx <text:s/>!<text:span text:style-name="T10">Descr</text:span></text:p>
      <text:p text:style-name="P3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8"><text:s text:c="5"/>--------------------------------------------------------</text:p>
      <text:p text:style-name="P3"><text:s text:c="5"/>LAlt <text:s/>LCtl&amp; <text:s text:c="2"/>LCtl&amp; <text:s text:c="2"/>LSft&amp; <text:span text:style-name="T1">|</text:span> +LCtl&amp;LSft <text:span text:style-name="T10">xxx</text:span> BASE <text:s text:c="2"/>RAlt</text:p>
      <text:p text:style-name="P3"><text:s text:c="11"/>LSft <text:s text:c="3"/>LAlt <text:s text:c="3"/>LAlt <text:s/><text:span text:style-name="T1">|</text:span> &amp;LAlt <text:s text:c="10"/></text:p>
      <text:p text:style-name="P3"><text:s text:c="11"/>+xxx <text:s text:c="3"/>+xxx <text:s text:c="3"/>+xxx <text:s/><text:span text:style-name="T1">|</text:span> +xxx <text:s text:c="2"/></text:p>
      <text:p text:style-name="Preformatted_20_Text"/>
      <text:p text:style-name="P5"><text:span text:style-name="T4">_MOV</text:span> (MOVement, mouse movement on left hand)</text:p>
      <text:p text:style-name="Preformatted_20_Text"><text:s text:c="5"/><text:span text:style-name="T4">BASE <text:s text:c="5"/>WLft <text:s/>WDn <text:s text:c="2"/>WUp <text:s text:c="2"/>WRht <text:s/>xxx <text:s text:c="2"/></text:span><text:span text:style-name="T1">|</text:span><text:span text:style-name="T4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-</text:p>
      <text:p text:style-name="Preformatted_20_Text"><text:s text:c="4"/><text:span text:style-name="T4"><text:s/>Left+LAlt Del <text:s text:c="2"/>Ent <text:s text:c="2"/>___ </text:span><text:span text:style-name="T1">|</text:span><text:span text:style-name="T4"> PgUp <text:s/>PgDn <text:s/></text:span><text:span text:style-name="T7">BASE</text:span><text:span text:style-name="T4"> <text:s text:c="2"/>Right+RAlt</text:span></text:p>
      <text:p text:style-name="Preformatted_20_Text"/>
      <text:p text:style-name="P5"><text:span text:style-name="T4">_RAR</text:span> (RARely used keys) (Only through _FUN layer)</text:p>
      <text:p text:style-name="P1"><text:s text:c="5"/>BASE <text:s/>xxx <text:s text:c="2"/><text:span text:style-name="T12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9"><text:s text:c="5"/>P <text:s text:c="4"/>Power Wake <text:s/>Sleep Pause ScrLk <text:span text:style-name="T2">|</text:span><text:span text:style-name="T12"> </text:span>PrtS <text:s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----</text:p>
      <text:p text:style-name="Preformatted_20_Text"><text:s text:c="5"/><text:span text:style-name="T6">MLed</text:span><text:span text:style-name="T4"> <text:s text:c="2"/></text:span><text:span text:style-name="T6">SLeds</text:span><text:span text:style-name="T4"> <text:s text:c="2"/>xxx <text:s text:c="2"/>xxx <text:s/></text:span><text:span text:style-name="T1">|</text:span><text:span text:style-name="T4"> xxx <text:s text:c="2"/>xxx <text:s text:c="2"/></text:span><text:span text:style-name="T7">BASE</text:span><text:span text:style-name="T4"> <text:s text:c="2"/>App</text:span></text:p>
      <text:p text:style-name="P2"/>
      <text:p text:style-name="P6"><text:span text:style-name="T4">_REV</text:span> (REVerse hands) (Only through _FUN layer)</text:p>
      <text:p text:style-name="Preformatted_20_Text"><text:s text:c="5"/><text:span text:style-name="T4">BASE <text:s text:c="4"/>PgDn <text:s/>End <text:s text:c="2"/>Home <text:s/>PgUp <text:s/>xxx <text:s text:c="2"/></text:span><text:span text:style-name="T1">|</text:span><text:span text:style-name="T4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-</text:p>
      <text:p text:style-name="Preformatted_20_Text"><text:s text:c="5"/><text:span text:style-name="T4">Left+LAlt Del <text:s text:c="2"/>PgDn <text:s text:c="4"/>PgUp </text:span><text:span text:style-name="T1">|</text:span><text:span text:style-name="T4"> . <text:s text:c="3"/>xxx <text:s text:c="2"/>, <text:s text:c="4"/>Right+</text:span><text:span text:style-name="T5">R</text:span><text:span text:style-name="T4">Alt</text:span></text:p>
      <text:p text:style-name="P1"/>
      <text:p text:style-name="P5"><text:span text:style-name="T4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-</text:p>
      <text:p text:style-name="Preformatted_20_Text"><text:s text:c="2"/><text:span text:style-name="T4"><text:s text:c="3"/>LAlt+Left ___ <text:s text:c="2"/>LGUI <text:s/>Ent <text:s/></text:span><text:span text:style-name="T1">|</text:span><text:span text:style-name="T4"> Spc <text:s text:c="2"/>RGUI <text:s/></text:span><text:span text:style-name="T7">BASE</text:span><text:span text:style-name="T4"> <text:s text:c="2"/>___</text:span></text:p>
      <text:p text:style-name="Preformatted_20_Text"/>
      <text:p text:style-name="P5"><text:span text:style-name="T4">_DRA</text:span> (DRAwings, whatever else)</text:p>
      <text:p text:style-name="P10"><text:s text:c="5"/>BASE <text:s/>„“ <text:s text:c="3"/>⁽₍ <text:s text:c="3"/>⁾₎ <text:s text:c="3"/>” <text:s text:c="4"/>❦♥ <text:s text:c="3"/><text:span text:style-name="T1">| </text:span>±ƒ <text:s text:c="3"/>:<text:span text:style-name="T13">):D <text:s text:c="2"/>👍 <text:s text:c="5"/>👎 <text:s text:c="3"/>:(D: <text:s/>Bspc</text:span><text:span text:style-name="T3"> ⁽¹⁾</text:span>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-</text:p>
      <text:p text:style-name="Preformatted_20_Text"><text:s text:c="5"/><text:span text:style-name="T4">LAlt+Left xxx <text:s text:c="2"/>xxx <text:s text:c="2"/>Ent <text:s/></text:span><text:span text:style-name="T1">|</text:span><text:span text:style-name="T4"> Spc <text:s text:c="2"/>xxx <text:s text:c="2"/></text:span><text:span text:style-name="T7">BASE</text:span><text:span text:style-name="T4"> <text:s text:c="2"/>___</text:span></text:p>
      <text:p text:style-name="P11">User reference. ⁽¹⁾<text:span text:style-name="T13">N</text:span>ot all Unicode characters <text:span text:style-name="T13">are </text:span>supported by this</text:p>
      <text:p text:style-name="P11"><text:s/>editor. <text:span text:style-name="T13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0:31:06.616233449</dc:date>
    <meta:editing-duration>PT1H32M20S</meta:editing-duration>
    <meta:editing-cycles>13</meta:editing-cycles>
    <meta:generator>LibreOffice/6.1.5.2$Linux_X86_64 LibreOffice_project/10$Build-2</meta:generator>
    <meta:print-date>2019-12-06T10:30:18.830335566</meta:print-date>
    <meta:document-statistic meta:table-count="0" meta:image-count="0" meta:object-count="0" meta:page-count="1" meta:paragraph-count="53" meta:word-count="490" meta:character-count="3451" meta:non-whitespace-character-count="2069"/>
  </office:meta>
</office:document-meta>
</file>